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P12" style:parent-style-name="Standard" style:family="paragraph">
      <style:paragraph-properties fo:margin-left="0.4923in">
        <style:tab-stops/>
      </style:paragraph-properties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P16" style:parent-style-name="Standard" style:family="paragraph">
      <style:paragraph-properties fo:margin-left="0.9847in">
        <style:tab-stops/>
      </style:paragraph-properties>
    </style:style>
    <style:style style:name="P17" style:parent-style-name="Standard" style:family="paragraph">
      <style:paragraph-properties fo:margin-left="0.4923in">
        <style:tab-stops/>
      </style:paragraph-properties>
    </style:style>
    <style:style style:name="P18" style:parent-style-name="Standard" style:family="paragraph">
      <style:text-properties fo:font-size="10pt" style:font-size-asian="10pt"/>
    </style:style>
    <style:style style:name="P19" style:parent-style-name="Standard" style:family="paragraph">
      <style:text-properties fo:font-size="10pt" style:font-size-asian="10pt"/>
    </style:style>
    <style:style style:name="P20" style:parent-style-name="Standard" style:family="paragraph">
      <style:text-properties fo:font-size="10pt" style:font-size-asian="10pt"/>
    </style:style>
    <style:style style:name="P21" style:parent-style-name="Standard" style:family="paragraph">
      <style:text-properties fo:font-size="10pt" style:font-size-asian="10pt"/>
    </style:style>
    <style:style style:name="P22" style:parent-style-name="Standard" style:family="paragraph">
      <style:text-properties fo:font-size="10pt" style:font-size-asian="10pt"/>
    </style:style>
    <style:style style:name="P23" style:parent-style-name="Standard" style:family="paragraph">
      <style:text-properties fo:font-size="10pt" style:font-size-asian="10pt"/>
    </style:style>
    <style:style style:name="P24" style:parent-style-name="Standard" style:family="paragraph">
      <style:text-properties fo:font-size="10pt" style:font-size-asian="10pt"/>
    </style:style>
    <style:style style:name="P25" style:parent-style-name="Standard" style:family="paragraph">
      <style:text-properties fo:font-size="10pt" style:font-size-asian="10pt"/>
    </style:style>
    <style:style style:name="P26" style:parent-style-name="Standard" style:family="paragraph">
      <style:text-properties fo:font-size="10pt" style:font-size-asian="10pt"/>
    </style:style>
    <style:style style:name="P27" style:parent-style-name="Standard" style:family="paragraph">
      <style:text-properties fo:font-size="10pt" style:font-size-asian="10pt"/>
    </style:style>
    <style:style style:name="P28" style:parent-style-name="Standard" style:family="paragraph">
      <style:text-properties fo:font-size="10pt" style:font-size-asian="10pt"/>
    </style:style>
    <style:style style:name="P29" style:parent-style-name="Standard" style:family="paragraph">
      <style:text-properties fo:font-size="10pt" style:font-size-asian="10pt"/>
    </style:style>
    <style:style style:name="P30" style:parent-style-name="Standard" style:family="paragraph">
      <style:text-properties fo:font-size="10pt" style:font-size-asian="10pt"/>
    </style:style>
    <style:style style:name="P31" style:parent-style-name="Standard" style:family="paragraph">
      <style:text-properties fo:font-size="10pt" style:font-size-asian="10pt"/>
    </style:style>
    <style:style style:name="P32" style:parent-style-name="Standard" style:family="paragraph">
      <style:text-properties fo:font-size="10pt" style:font-size-asian="10pt"/>
    </style:style>
    <style:style style:name="P33" style:parent-style-name="Standard" style:family="paragraph">
      <style:text-properties fo:font-size="10pt" style:font-size-asian="10pt"/>
    </style:style>
    <style:style style:name="P34" style:parent-style-name="Standard" style:family="paragraph">
      <style:text-properties fo:font-size="10pt" style:font-size-asian="10pt"/>
    </style:style>
    <style:style style:name="P35" style:parent-style-name="Standard" style:family="paragraph">
      <style:text-properties fo:font-size="10pt" style:font-size-asian="10pt"/>
    </style:style>
    <style:style style:name="P36" style:parent-style-name="Standard" style:family="paragraph">
      <style:text-properties fo:font-size="10pt" style:font-size-asian="10pt"/>
    </style:style>
    <style:style style:name="P37" style:parent-style-name="Standard" style:family="paragraph">
      <style:text-properties fo:font-size="10pt" style:font-size-asian="10pt"/>
    </style:style>
    <style:style style:name="P38" style:parent-style-name="Standard" style:family="paragraph">
      <style:text-properties fo:font-size="10pt" style:font-size-asian="10pt"/>
    </style:style>
    <style:style style:name="P39" style:parent-style-name="Standard" style:family="paragraph">
      <style:text-properties fo:font-size="10pt" style:font-size-asian="10pt"/>
    </style:style>
    <style:style style:name="P40" style:parent-style-name="Standard" style:family="paragraph">
      <style:text-properties fo:font-size="10pt" style:font-size-asian="10pt"/>
    </style:style>
    <style:style style:name="P41" style:parent-style-name="Standard" style:family="paragraph">
      <style:text-properties fo:font-size="10pt" style:font-size-asian="10pt"/>
    </style:style>
    <style:style style:name="P42" style:parent-style-name="Standard" style:family="paragraph">
      <style:text-properties fo:font-size="10pt" style:font-size-asian="10pt"/>
    </style:style>
    <style:style style:name="P43" style:parent-style-name="Standard" style:family="paragraph">
      <style:text-properties fo:font-size="10pt" style:font-size-asian="10pt"/>
    </style:style>
    <style:style style:name="P44" style:parent-style-name="Standard" style:family="paragraph">
      <style:text-properties fo:font-size="10pt" style:font-size-asian="10pt"/>
    </style:style>
    <style:style style:name="P45" style:parent-style-name="Standard" style:family="paragraph">
      <style:paragraph-properties fo:break-before="page"/>
      <style:text-properties fo:font-size="10pt" style:font-size-asian="10pt"/>
    </style:style>
    <style:style style:name="P46" style:parent-style-name="Standard" style:family="paragraph">
      <style:text-properties fo:font-size="10pt" style:font-size-asian="10pt"/>
    </style:style>
    <style:style style:name="P47" style:parent-style-name="Standard" style:family="paragraph">
      <style:text-properties fo:font-size="10pt" style:font-size-asian="10pt"/>
    </style:style>
    <style:style style:name="P48" style:parent-style-name="Standard" style:family="paragraph">
      <style:text-properties fo:font-size="10pt" style:font-size-asian="10pt"/>
    </style:style>
    <style:style style:name="P49" style:parent-style-name="Standard" style:family="paragraph">
      <style:text-properties fo:font-size="10pt" style:font-size-asian="10pt"/>
    </style:style>
    <style:style style:name="P50" style:parent-style-name="Standard" style:family="paragraph">
      <style:text-properties fo:font-size="10pt" style:font-size-asian="10pt"/>
    </style:style>
    <style:style style:name="P51" style:parent-style-name="Standard" style:family="paragraph">
      <style:paragraph-properties fo:margin-left="0.5in">
        <style:tab-stops/>
      </style:paragraph-properties>
      <style:text-properties fo:font-size="10pt" style:font-size-asian="10pt"/>
    </style:style>
    <style:style style:name="P52" style:parent-style-name="Standard" style:family="paragraph">
      <style:paragraph-properties fo:margin-left="0.5in">
        <style:tab-stops/>
      </style:paragraph-properties>
      <style:text-properties fo:font-size="10pt" style:font-size-asian="10pt"/>
    </style:style>
    <style:style style:name="P53" style:parent-style-name="Standard" style:family="paragraph">
      <style:paragraph-properties fo:margin-left="0.5in">
        <style:tab-stops/>
      </style:paragraph-properties>
      <style:text-properties fo:font-size="10pt" style:font-size-asian="10pt"/>
    </style:style>
    <style:style style:name="P54" style:parent-style-name="Standard" style:family="paragraph">
      <style:text-properties fo:font-size="10pt" style:font-size-asian="10pt"/>
    </style:style>
  </office:automatic-styles>
  <office:body>
    <office:text text:use-soft-page-breaks="true">
      <text:p text:style-name="P1">Session: Exceptions in Java</text:p>
      <text:p text:style-name="Standard"/>
      <text:p text:style-name="Standard">..................................................................</text:p>
      <text:p text:style-name="Standard">Vorname, Name, Matrikelnummer</text:p>
      <text:p text:style-name="Standard"/>
      <text:p text:style-name="Standard">1. What is wrong with this code?</text:p>
      <text:p text:style-name="Standard"/>
      <text:p text:style-name="Standard"><text:bookmark-start text:name="__DdeLink__279_36518219"/>public void Foo () <text:s/>}</text:p>
      <text:p text:style-name="P2">try {</text:p>
      <text:p text:style-name="P3"><text:s text:c="2"/>lock() // lock some resource</text:p>
      <text:p text:style-name="P4"><text:s text:c="2"/>// open<text:s/>some resource</text:p>
      <text:p text:style-name="P5"><text:s text:c="2"/>// try to change some things</text:p>
      <text:p text:style-name="P6"><text:s text:c="2"/>// fool around a bit</text:p>
      <text:p text:style-name="P7"/>
      <text:p text:style-name="P8">}</text:p>
      <text:p text:style-name="P9">catch (Exception e) <text:s text:c="2"/>{</text:p>
      <text:p text:style-name="P10">}</text:p>
      <text:p text:style-name="P11">catch (ConcurrentModificationException e) {</text:p>
      <text:p text:style-name="P12"/>
      <text:p text:style-name="P13"><text:tab/>System.out.println(„ bad stuff going on today!“)</text:p>
      <text:p text:style-name="P14">}</text:p>
      <text:p text:style-name="P15">finally {</text:p>
      <text:p text:style-name="P16">return;</text:p>
      <text:p text:style-name="P17">}</text:p>
      <text:p text:style-name="Standard">}</text:p>
      <text:p text:style-name="Standard"/>
      <text:p text:style-name="Standard">- When an Exception occurs, nothing happens - ConcurrentModification Exception will not be caught individually because it has already been caught.</text:p>
      <text:p text:style-name="Standard">- returning in the end is not a good idea</text:p>
      <text:p text:style-name="Standard">- Inaccurate logging<text:bookmark-end text:name="__DdeLink__279_36518219"/></text:p>
      <text:p text:style-name="Standard"/>
      <text:p text:style-name="Standard">2. What will be the output of the<text:s/>program?</text:p>
      <text:p text:style-name="Standard"/>
      <text:p text:style-name="PreformattedText"><text:bookmark-start text:name="__DdeLink__277_36518219"/><text:span text:style-name="SourceText">public class TestException</text:span></text:p>
      <text:p text:style-name="PreformattedText"><text:span text:style-name="SourceText">{</text:span></text:p>
      <text:p text:style-name="PreformattedText"><text:span text:style-name="SourceText"><text:s text:c="4"/>public static void badCall()</text:span></text:p>
      <text:p text:style-name="PreformattedText"><text:span text:style-name="SourceText"><text:s text:c="4"/>{</text:span></text:p>
      <text:p text:style-name="PreformattedText"><text:span text:style-name="SourceText"><text:s text:c="8"/>System.out.print("throwing it ");</text:span></text:p>
      <text:p text:style-name="PreformattedText"><text:span text:style-name="SourceText"><text:s text:c="8"/>throw new RuntimeException();</text:span></text:p>
      <text:p text:style-name="PreformattedText"><text:span text:style-name="SourceText"><text:s text:c="4"/>}</text:span></text:p>
      <text:p text:style-name="PreformattedText"><text:span text:style-name="SourceText"><text:s text:c="4"/>public static void main(String [] args)</text:span></text:p>
      <text:p text:style-name="PreformattedText"><text:span text:style-name="SourceText"><text:s text:c="4"/>{</text:span></text:p>
      <text:p text:style-name="PreformattedText"><text:span text:style-name="SourceText"><text:s text:c="8"/>try</text:span></text:p>
      <text:p text:style-name="PreformattedText"><text:span text:style-name="SourceText"><text:s text:c="8"/>{</text:span></text:p>
      <text:p text:style-name="PreformattedText"><text:span text:style-name="SourceText"><text:s text:c="12"/>Syst</text:span><text:span text:style-name="SourceText">em.out.print("hello ");</text:span></text:p>
      <text:p text:style-name="PreformattedText"><text:span text:style-name="SourceText"><text:s text:c="12"/>badCall();</text:span></text:p>
      <text:p text:style-name="PreformattedText"><text:span text:style-name="SourceText"><text:s text:c="8"/>}</text:span></text:p>
      <text:p text:style-name="PreformattedText"><text:span text:style-name="SourceText"><text:s text:c="8"/>catch (Exception re )</text:span></text:p>
      <text:p text:style-name="PreformattedText"><text:span text:style-name="SourceText"><text:s text:c="8"/>{</text:span></text:p>
      <text:p text:style-name="PreformattedText"><text:span text:style-name="SourceText"><text:s text:c="12"/>System.out.print("caught ");</text:span></text:p>
      <text:p text:style-name="PreformattedText"><text:span text:style-name="SourceText"><text:s text:c="8"/>}</text:span></text:p>
      <text:soft-page-break/>
      <text:p text:style-name="PreformattedText"><text:span text:style-name="SourceText"><text:s text:c="8"/>finally</text:span></text:p>
      <text:p text:style-name="PreformattedText"><text:span text:style-name="SourceText"><text:s text:c="8"/>{</text:span></text:p>
      <text:p text:style-name="PreformattedText"><text:span text:style-name="SourceText"><text:s text:c="12"/>System.out.print("finally ");</text:span></text:p>
      <text:p text:style-name="PreformattedText"><text:span text:style-name="SourceText"><text:s text:c="8"/>}</text:span></text:p>
      <text:p text:style-name="PreformattedText"><text:span text:style-name="SourceText"><text:s text:c="8"/></text:span><text:span text:style-name="SourceText">System.out.println("after ");</text:span></text:p>
      <text:p text:style-name="PreformattedText"><text:span text:style-name="SourceText"><text:s text:c="4"/>}</text:span><text:bookmark-end text:name="__DdeLink__277_36518219"/></text:p>
      <text:p text:style-name="PreformattedText"/>
      <text:p text:style-name="PreformattedText"><text:span text:style-name="SourceText">„hello throwing it caught finally after “</text:span></text:p>
      <text:p text:style-name="PreformattedText"/>
      <text:p text:style-name="PreformattedText"><text:span text:style-name="SourceText">3. Output?</text:span></text:p>
      <text:p text:style-name="PreformattedText">public class TestException1</text:p>
      <text:p text:style-name="P18">{</text:p>
      <text:p text:style-name="P19"><text:tab/><text:s text:c="4"/>public static void main(String [] args)</text:p>
      <text:p text:style-name="P20"><text:tab/><text:s text:c="4"/>{</text:p>
      <text:p text:style-name="P21"><text:tab/><text:s text:c="8"/>try</text:p>
      <text:p text:style-name="P22"><text:tab/><text:s text:c="8"/>{</text:p>
      <text:p text:style-name="P23"><text:tab/><text:s text:c="12"/>badMethod(); <text:s/></text:p>
      <text:p text:style-name="P24"><text:tab/><text:s text:c="12"/>System.out.print("A");</text:p>
      <text:p text:style-name="P25"><text:tab/><text:s text:c="8"/>} <text:s/></text:p>
      <text:p text:style-name="P26"><text:tab/><text:s text:c="8"/>catch (Exception ex)</text:p>
      <text:p text:style-name="P27"><text:tab/><text:s text:c="8"/>{</text:p>
      <text:p text:style-name="P28"><text:tab/><text:s text:c="12"/>System.out.print("B"); <text:s/></text:p>
      <text:p text:style-name="P29"><text:tab/><text:s text:c="8"/>}</text:p>
      <text:p text:style-name="P30"><text:tab/><text:s text:c="8"/>finally</text:p>
      <text:p text:style-name="P31"><text:tab/><text:s text:c="8"/>{</text:p>
      <text:p text:style-name="P32"><text:tab/><text:s text:c="12"/>System.out.print("C");</text:p>
      <text:p text:style-name="P33"><text:tab/><text:s text:c="8"/>}</text:p>
      <text:p text:style-name="P34"><text:tab/><text:s text:c="8"/>System.out.print("D");</text:p>
      <text:p text:style-name="P35"><text:tab/><text:s text:c="4"/>} <text:s/></text:p>
      <text:p text:style-name="P36"><text:tab/><text:s text:c="4"/>public static void badMethod()</text:p>
      <text:p text:style-name="P37"><text:tab/><text:s text:c="4"/>{</text:p>
      <text:p text:style-name="P38"><text:tab/><text:s text:c="8"/>throw new Error();</text:p>
      <text:p text:style-name="P39"><text:tab/><text:s text:c="4"/>}</text:p>
      <text:p text:style-name="P40">}</text:p>
      <text:p text:style-name="P41"/>
      <text:p text:style-name="P42">Exception in thread "main" java.lang.Error</text:p>
      <text:p text:style-name="P43"><text:tab/>at org.example.TestException1.badMethod(TestException1.java:24)</text:p>
      <text:p text:style-name="P44"><text:tab/>at org.example.TestException1.main(TestException1.java:9)</text:p>
      <text:p text:style-name="P45"/>
      <text:soft-page-break/>
      <text:p text:style-name="PreformattedText">4. Make it compile!<text:tab/></text:p>
      <text:p text:style-name="PreformattedText"/>
      <text:p text:style-name="PreformattedText">public class TestException2</text:p>
      <text:p text:style-name="P46"><text:tab/>{</text:p>
      <text:p text:style-name="P47"><text:tab/><text:s text:c="4"/>class TestException extends Exception {} <text:s/>// inner class</text:p>
      <text:p text:style-name="P48"><text:tab/><text:s text:c="4"/><text:tab/>public void runTest() throws TestException {}</text:p>
      <text:p text:style-name="P49"/>
      <text:p text:style-name="P50"><text:tab/><text:s text:c="4"/><text:tab/>public void test()</text:p>
      <text:p text:style-name="P51"><text:tab/><text:s text:c="4"/>{</text:p>
      <text:p text:style-name="P52"><text:tab/><text:s text:c="8"/>runTest();</text:p>
      <text:p text:style-name="P53"><text:tab/><text:s text:c="4"/>}</text:p>
      <text:p text:style-name="P54"><text:tab/>}</text:p>
      <text:p text:style-name="PreformattedText"/>
      <text:p text:style-name="PreformattedText"/>
      <text:p text:style-name="PreformattedText">public class TestException2</text:p>
      <text:p text:style-name="PreformattedText">{</text:p>
      <text:p text:style-name="PreformattedText"><text:s text:c="4"/><text:tab/>class TestException extends Exception {}</text:p>
      <text:p text:style-name="PreformattedText"/>
      <text:p text:style-name="PreformattedText"><text:s text:c="4"/><text:tab/>public void runTest() throws TestException {}</text:p>
      <text:p text:style-name="PreformattedText"/>
      <text:p text:style-name="PreformattedText"><text:s text:c="4"/><text:tab/>public void test() throws TestException {</text:p>
      <text:p text:style-name="PreformattedText"><text:s text:c="4"/><text:tab/><text:s text:c="3"/><text:tab/>runTest();</text:p>
      <text:p text:style-name="PreformattedText"><text:s text:c="3"/><text:tab/>}</text:p>
      <text:p text:style-name="PreformattedText">}</text:p>
      <text:p text:style-name="PreformattedText"/>
      <text:p text:style-name="Standard"/>
      <text:p text:style-name="Standard">5. When should you re-throw a caught exception?</text:p>
      <text:p text:style-name="Standard"/>
      <text:p text:style-name="Standard">If you wish to be able to handle exceptions both in the method that calls the exception-throwing function and in the catch-clause.</text:p>
      <text:p text:style-name="Standard"/>
      <text:p text:style-name="Standard"/>
      <text:p text:style-name="Standard">6. A banking software detects, that a certain customer ID is not in the database.</text:p>
      <text:p text:style-name="Standard"><text:s text:c="4"/><text:tab/><text:s/>Is this a) a system exception, b) a custom<text:s/>exception, c) no exception.</text:p>
      <text:p text:style-name="Standard"/>
      <text:p text:style-name="Standard">It is depending on the implementation. It might be a) if a custom exception ("CustomerNotFoundException") is invoked, such as IllegalArgumentException. If coded in this manner, it may not throw any exceptions and instead output anything on the screen without any exception handling.</text:p>
      <text:p text:style-name="Standard"/>
      <text:p text:style-name="Standard"/>
      <text:p text:style-name="Standard">7. Was ist der Vorteil von Exceptions gegenüber dem Auswerten von Fehlerwerten im Return?</text:p>
      <text:p text:style-name="Standard"/>
      <text:p text:style-name="Standard">It may be dealt with right away when it is thrown through try/catch. Aside from that, it improves code readability and avoids a me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roid Sans Fallback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alter </meta:initial-creator>
    <dc:creator>Michael Dick</dc:creator>
    <meta:creation-date>2014-10-22T20:13:00Z</meta:creation-date>
    <dc:date>2022-05-20T14:06:00Z</dc:date>
    <meta:print-date>2019-11-21T13:29:00Z</meta:print-date>
    <meta:template xlink:href="Normal.dotm" xlink:type="simple"/>
    <meta:editing-cycles>33</meta:editing-cycles>
    <meta:editing-duration>PT0S</meta:editing-duration>
    <meta:document-statistic meta:page-count="3" meta:paragraph-count="6" meta:word-count="438" meta:character-count="3192" meta:row-count="23" meta:non-whitespace-character-count="2760"/>
  </office:meta>
</office:document-meta>
</file>